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3"/>
        <table:table-column table:style-name="co54" table:default-cell-style-name="ce23"/>
        <table:table-column table:style-name="co47" table:default-cell-style-name="ce23"/>
        <table:table-column table:style-name="co55" table:default-cell-style-name="ce23"/>
        <table:table-column table:style-name="co22" table:number-columns-repeated="1020" table:default-cell-style-name="ce23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34" table:default-cell-style-name="ce23"/>
        <table:table-column table:style-name="co60" table:default-cell-style-name="ce23"/>
        <table:table-column table:style-name="co29" table:default-cell-style-name="ce23"/>
        <table:table-column table:style-name="co31" table:default-cell-style-name="ce23"/>
        <table:table-column table:style-name="co60" table:default-cell-style-name="ce23"/>
        <table:table-column table:style-name="co36" table:default-cell-style-name="ce23"/>
        <table:table-column table:style-name="co28" table:default-cell-style-name="ce23"/>
        <table:table-column table:style-name="co59" table:default-cell-style-name="ce23"/>
        <table:table-column table:style-name="co35" table:default-cell-style-name="ce23"/>
        <table:table-column table:style-name="co41" table:default-cell-style-name="ce23"/>
        <table:table-column table:style-name="co60" table:default-cell-style-name="ce23"/>
        <table:table-column table:style-name="co35" table:default-cell-style-name="ce23"/>
        <table:table-column table:style-name="co38" table:default-cell-style-name="ce23"/>
        <table:table-column table:style-name="co61" table:default-cell-style-name="ce23"/>
        <table:table-column table:style-name="co36" table:default-cell-style-name="ce23"/>
        <table:table-column table:style-name="co57" table:default-cell-style-name="ce23"/>
        <table:table-column table:style-name="co62" table:default-cell-style-name="ce23"/>
        <table:table-column table:style-name="co63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4" table:default-cell-style-name="ce23"/>
        <table:table-column table:style-name="co29" table:default-cell-style-name="ce23"/>
        <table:table-column table:style-name="co65" table:default-cell-style-name="ce23"/>
        <table:table-column table:style-name="co66" table:default-cell-style-name="ce23"/>
        <table:table-column table:style-name="co35" table:default-cell-style-name="ce23"/>
        <table:table-column table:style-name="co48" table:default-cell-style-name="ce23"/>
        <table:table-column table:style-name="co67" table:default-cell-style-name="ce23"/>
        <table:table-column table:style-name="co45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49" table:default-cell-style-name="ce23"/>
        <table:table-column table:style-name="co71" table:default-cell-style-name="ce23"/>
        <table:table-column table:style-name="co72" table:default-cell-style-name="ce23"/>
        <table:table-column table:style-name="co71" table:default-cell-style-name="ce23"/>
        <table:table-column table:style-name="co73" table:default-cell-style-name="ce23"/>
        <table:table-column table:style-name="co45" table:default-cell-style-name="ce23"/>
        <table:table-column table:style-name="co74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76" table:default-cell-style-name="ce23"/>
        <table:table-column table:style-name="co83" table:default-cell-style-name="ce23"/>
        <table:table-column table:style-name="co84" table:number-columns-repeated="2" table:default-cell-style-name="ce23"/>
        <table:table-column table:style-name="co29" table:default-cell-style-name="ce23"/>
        <table:table-column table:style-name="co76" table:default-cell-style-name="ce23"/>
        <table:table-column table:style-name="co84" table:default-cell-style-name="ce23"/>
        <table:table-column table:style-name="co28" table:default-cell-style-name="ce23"/>
        <table:table-column table:style-name="co85" table:default-cell-style-name="ce23"/>
        <table:table-column table:style-name="co86" table:default-cell-style-name="ce23"/>
        <table:table-column table:style-name="co79" table:default-cell-style-name="ce23"/>
        <table:table-column table:style-name="co77" table:default-cell-style-name="ce23"/>
        <table:table-column table:style-name="co85" table:default-cell-style-name="ce23"/>
        <table:table-column table:style-name="co87" table:default-cell-style-name="ce23"/>
        <table:table-column table:style-name="co88" table:default-cell-style-name="ce23"/>
        <table:table-column table:style-name="co85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92" table:default-cell-style-name="ce23"/>
        <table:table-column table:style-name="co85" table:default-cell-style-name="ce23"/>
        <table:table-column table:style-name="co93" table:default-cell-style-name="ce23"/>
        <table:table-column table:style-name="co94" table:number-columns-repeated="2" table:default-cell-style-name="ce23"/>
        <table:table-column table:style-name="co95" table:default-cell-style-name="ce23"/>
        <table:table-column table:style-name="co96" table:default-cell-style-name="ce23"/>
        <table:table-column table:style-name="co78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85" table:number-columns-repeated="2" table:default-cell-style-name="ce23"/>
        <table:table-column table:style-name="co99" table:default-cell-style-name="ce23"/>
        <table:table-column table:style-name="co87" table:default-cell-style-name="ce23"/>
        <table:table-column table:style-name="co80" table:default-cell-style-name="ce23"/>
        <table:table-column table:style-name="co89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.00.0000</text:date>, <text:time style:data-style-name="N2" text:time-value="21:11:13.0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7T21:14:07.765000000</dc:date>
    <meta:editing-duration>P9DT11H4M5S</meta:editing-duration>
    <meta:editing-cycles>4133</meta:editing-cycles>
    <meta:document-statistic meta:table-count="6" meta:cell-count="11380" meta:object-count="0"/>
    <meta:user-defined meta:name="qrichtext">1</meta:user-defined>
  </office:meta>
</office:document-meta>
</file>